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8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19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0" style:family="paragraph" style:parent-style-name="Standard" style:list-style-name="L1">
      <style:text-properties fo:font-size="12pt" officeooo:rsid="0018f876" officeooo:paragraph-rsid="0018f876" style:font-size-asian="12pt" style:font-size-complex="12pt"/>
    </style:style>
    <style:style style:name="P21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7405" style:font-weight-asian="bold" style:font-weight-complex="bold"/>
    </style:style>
    <style:style style:name="T7" style:family="text">
      <style:text-properties fo:font-weight="bold" officeooo:rsid="0017d03c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8f876"/>
    </style:style>
    <style:style style:name="T10" style:family="text">
      <style:text-properties officeooo:rsid="000e7405"/>
    </style:style>
    <style:style style:name="T11" style:family="text">
      <style:text-properties officeooo:rsid="001287df"/>
    </style:style>
    <style:style style:name="T12" style:family="text">
      <style:text-properties officeooo:rsid="00173ea2"/>
    </style:style>
    <style:style style:name="T13" style:family="text">
      <style:text-properties officeooo:rsid="0017b8e8"/>
    </style:style>
    <style:style style:name="T14" style:family="text">
      <style:text-properties officeooo:rsid="0017d03c"/>
    </style:style>
    <style:style style:name="T15" style:family="text">
      <style:text-properties officeooo:rsid="001aaad7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ΜΟΙΡΕΣ <text:s/>____/<text:span text:style-name="T1">____/________</text:span></text:p>
            <text:p text:style-name="P14"/>
            <text:p text:style-name="P14">Aριθμός πρωτοκόλλου: ______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____/________</text:p>
          </table:table-cell>
        </table:table-row>
      </table:table>
      <text:p text:style-name="P1"/>
      <text:p text:style-name="P3"><text:span text:style-name="T5">Θέμα</text:span>: <text:span text:style-name="T8">Χορήγηση </text:span><text:span text:style-name="T9">αναρρωτικής</text:span><text:span text:style-name="T8"> άδειας απουσίας</text:span></text:p>
      <text:p text:style-name="P2"/>
      <text:p text:style-name="P5">Έχοντας υπόψη </text:p>
      <text:p text:style-name="P5"/>
      <text:list xml:id="list3648582664" text:style-name="L1">
        <text:list-item>
          <text:p text:style-name="P17">Τις διατάξεις των άρθρων 2, 48 και 49 του Ν.3528/07 (ΦΕΚ 26/9.2.2007 τ.Α)</text:p>
        </text:list-item>
        <text:list-item>
          <text:p text:style-name="P18">Την με αρίθμ. <text:span text:style-name="T10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12">Πρωτ. </text:span>Φ.351.5/43/67822/Δ1 –<text:span text:style-name="T13"> 5-5-2014</text:span> <text:span text:style-name="T13">εγκύκλιο του Υπουργείου Παιδείας και Θρησκευμάτων.</text:span></text:p>
        </text:list-item>
        <text:list-item>
          <text:p text:style-name="P17">Την από <text:span text:style-name="T6">[DATE_OF_REQUEST]</text:span> και με αριθμ. <text:span text:style-name="T14">π</text:span>ρωτ. <text:span text:style-name="T6">[PROTOCOL_OF_REQUEST]</text:span> αίτηση <text:span text:style-name="T11">[TOY]</text:span> <text:span text:style-name="T6">[LAST_NAME]</text:span> <text:span text:style-name="T6">[FIRST_NAME]</text:span> του <text:span text:style-name="T6">[FATHER_NAME_GEN]</text:span>, εκπαιδευτικού λειτουργού κλάδου <text:span text:style-name="T6">[SPECIALTY]</text:span>. <text:s/></text:p>
        </text:list-item>
        <text:list-item>
          <text:p text:style-name="P20">Την από [DATE_OF_REQUEST] <text:s/>υπεύθυνη δήλωση <text:span text:style-name="T15">[ΤΟΥ]</text:span>.</text:p>
        </text:list-item>
      </text:list>
      <text:p text:style-name="P2"/>
      <text:p text:style-name="P4">ΑΠΟΦΑΣΙΖΟΥΜΕ</text:p>
      <text:p text:style-name="P2"/>
      <text:p text:style-name="P5">Χορηγούμε <text:span text:style-name="T10">[STON]</text:span> <text:span text:style-name="T6">[LAST_NAME_</text:span><text:span text:style-name="T7">AIT</text:span><text:span text:style-name="T6">]</text:span> <text:span text:style-name="T6">[FIRST_NAME_</text:span><text:span text:style-name="T7">AIT</text:span><text:span text:style-name="T6">]</text:span> του <text:span text:style-name="T6">[FATHER_NAME_GEN]</text:span> εκπαιδευτικού κλάδου <text:span text:style-name="T6">[SPECIALTY]</text:span> του <text:span text:style-name="T7">[SCHOOL_GEN]</text:span>, <text:span text:style-name="T6">[DAYS_DURATION]</text:span> ΚΑΝΟΝΙΚΗ άδεια απουσίας με αποδοχές από <text:span text:style-name="T6">[STARTING_DATE]</text:span> έως και <text:span text:style-name="T6">[ENDING_DATE]</text:span> για τους λόγους που αναφέρονται στην αίτησή <text:span text:style-name="T10">[TOY]</text:span>. 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561998093" text:style-name="L2">
              <text:list-item>
                <text:p text:style-name="P19">Στο φάκελο του/της εκπ/κού που τηρείται στη σχ. μονάδα</text:p>
              </text:list-item>
              <text:list-item>
                <text:p text:style-name="P19">Δ/νση Δ/θμιας Εκπ/σης</text:p>
              </text:list-item>
              <text:list-item>
                <text:p text:style-name="P19">Ενδιαφερόμενο/η</text:p>
              </text:list-item>
              <text:list-item>
                <text:p text:style-name="P21">Εξερχόμενα</text:p>
              </text:list-item>
              <text:list-item>
                <text:p text:style-name="P21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11T07:10:46.134618998</dc:date>
    <dc:creator>Ιωάννης Χαριτάκης</dc:creator>
    <meta:editing-duration>PT23M49S</meta:editing-duration>
    <meta:editing-cycles>9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3" meta:word-count="175" meta:character-count="1463" meta:non-whitespace-character-count="1318"/>
  </office:meta>
</office:document-meta>
</file>